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Times New Roman', Times, serif"/>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318cm" style:line-height-at-least="0.397cm" fo:text-align="start" style:justify-single-word="false" fo:orphans="2" fo:widows="2" fo:text-indent="0cm" style:auto-text-indent="false" fo:padding="0cm" fo:border="none"/>
      <style:text-properties fo:font-variant="normal" fo:text-transform="none" fo:color="#0b5195" style:font-name="Georgia" fo:font-size="10.5pt" fo:letter-spacing="normal" fo:font-style="normal" fo:font-weight="normal"/>
    </style:style>
    <style:style style:name="P6" style:family="paragraph" style:parent-style-name="Text_20_body">
      <style:paragraph-properties fo:margin-left="0cm" fo:margin-right="0cm" fo:margin-top="0cm" fo:margin-bottom="0.318cm" style:line-height-at-least="0.397cm" fo:text-align="start" style:justify-single-word="false" fo:orphans="2" fo:widows="2" fo:text-indent="0cm" style:auto-text-indent="false"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blick</text:p>
      <text:p text:style-name="Standard">In der vorliegenden Dokumentation haben die Diplomanden einige Möglichkeiten aufgezeigt, wie eine zuverlässige, alltagstaugliche Fischfütterung im Rahmen kleiner Aufzuchsmaßnahmen mit dem Einsatz individueller Computer-Software sinnvoll gesteuert werden kann. Aus den nunmehr gewonnenen Erkenntnissen geben die Diplomanden einen Ausblick, wie sich die Aufzucht von Fischen in der Zukunft noch einmal weiterentwickeln könnte.</text:p>
      <text:p text:style-name="Standard"/>
      <text:p text:style-name="P1">Zuchtbeckenüberwachung mittels Webcam</text:p>
      <text:p text:style-name="Standard">Eine an der Decke montierte Videocamera legt ihren „Fokus“ auf das Zuchtbecken und liefert „rund um die Uhr“ lückenlose Bilder über die „Geschehnisse“ in einem Zuchtbecken (Ansammlung von toten Jungfischen an der Wasseroberfläche, lethargisch wirkende Jungfische, die kein Futter mehr aufnehmen deuten u.U. auf Fischkrankheiten hin, usw.). Weil die Kamera beweglich montiert ist - Schwenken, Neigen, Zoomen - können auch einzelne Bildausschnitte aus dem Zuchtbecken betrachtet werden. Die Kamera sendet diese Bilder über das Netzwerk an einen PC, wo der User die notwendigen Entscheidungen treffen kann oder auf Programm-Warnungen sofort reagieren kann.</text:p>
      <text:p text:style-name="Standard"/>
      <text:p text:style-name="P1">Nächtliche Bruthaus-Beleuchtung</text:p>
      <text:p text:style-name="Standard">Mit der Verwendung von künstlichem Licht kann in Bruthäusern ein Bestand an Eiern früher erzeugt werden. Man geht im Allgemeinen davon aus, dass sich Eier so früh ausbrüten lassen, dass dadurch zusätzliche Zeit für das Wachstum gewonnen wird. Außerdem können Futterkosten eingespart werden. Deshalb wird die Lichtversorgung des Bruthauses an ein PC-Programm angeschlossen. Diese Software ist für die durchgehende Beleuchtung der Zuchträume verantwortlich, wenn kein Tageslicht mehr verfügbar ist.</text:p>
      <text:p text:style-name="Standard"/>
      <text:p text:style-name="P1">Sauerstoffgehalt des Wassers</text:p>
      <text:p text:style-name="Standard">In einem Zuchtbecken muss das Wasser notwendigerweise über genügend gelösten, gasförmigen Sauerstoff verfügen. Der Gehalt des Sauerstoffes wird u.a. bestimmt durch den Kontakt des Wassers mit der Luft, durch Temperatur und weitere Faktoren. Weil größere Sauerstoff-Schwankungen zu Setzlings-Ausfällen führen können, verhindert die laufende Messung des Sauerstoffgehaltes im Zuchtbecken im worst-Szenario ein dramatisches Fischsterben. Diese Daten werden über einen Sensor in kürzeren Zeitabständen erhoben, protokolliert und vor Eintritt eines Schadens entsprechende Warnmitteilungen versandt.</text:p>
      <text:p text:style-name="Standard"/>
      <text:p text:style-name="P3">Auswertung der Futterdaten</text:p>
      <text:p text:style-name="Standard">Ein modernes Managementprogramm unterstützt den Fischzüchter – <text:s/>liefert z.B. genaue Aufzeichnungen und Auswertungen über Futterverbrauch (rechtzeitiges Nachbestellen von Futtermitteln) und Futtervorratshaltung. </text:p>
      <text:p text:style-name="Standard"/>
      <text:p text:style-name="Standard"/>
      <text:p text:style-name="P5"/>
      <text:p text:style-name="P6"/>
      <text:p text:style-name="Standard"/>
      <text:p text:style-name="Standard"/>
      <text:p text:style-name="Standard"/>
      <text:p text:style-name="Standard"/>
      <text:p text:style-name="Standard"><text:s/></text:p>
      <text:p text:style-name="Standard"/>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eorgia" svg:font-family="Georgia, 'Times New Roman', Times, serif"/>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8:36:43.57</meta:creation-date>
    <dc:date>2012-04-06T21:00:09.69</dc:date>
    <meta:editing-duration>PT2H8M8S</meta:editing-duration>
    <meta:editing-cycles>15</meta:editing-cycles>
    <meta:generator>LibreOffice/3.4$Win32 LibreOffice_project/340m1$Build-302</meta:generator>
    <meta:document-statistic meta:table-count="0" meta:image-count="0" meta:object-count="0" meta:page-count="1" meta:paragraph-count="11" meta:word-count="317" meta:character-count="2508" meta:non-whitespace-character-count="2198"/>
  </office:meta>
</office:document-meta>
</file>